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float" office:value="0.0325672562906" calcext:value-type="float">
            <text:p>0.0325672563</text:p>
          </table:table-cell>
          <table:table-cell table:number-columns-repeated="2"/>
          <table:table-cell office:value-type="float" office:value="5.32982202831" calcext:value-type="float">
            <text:p>5.3298220283</text:p>
          </table:table-cell>
          <table:table-cell table:number-columns-repeated="8"/>
        </table:table-row>
        <table:table-row table:style-name="ro1">
          <table:table-cell office:value-type="float" office:value="0.025703357199" calcext:value-type="float">
            <text:p>0.0257033572</text:p>
          </table:table-cell>
          <table:table-cell table:number-columns-repeated="2"/>
          <table:table-cell office:value-type="float" office:value="5.02652381986" calcext:value-type="float">
            <text:p>5.0265238199</text:p>
          </table:table-cell>
          <table:table-cell table:number-columns-repeated="8"/>
        </table:table-row>
        <table:table-row table:style-name="ro1">
          <table:table-cell office:value-type="float" office:value="0.0210980816943" calcext:value-type="float">
            <text:p>0.0210980817</text:p>
          </table:table-cell>
          <table:table-cell table:number-columns-repeated="2"/>
          <table:table-cell office:value-type="float" office:value="4.98292666286" calcext:value-type="float">
            <text:p>4.9829266629</text:p>
          </table:table-cell>
          <table:table-cell office:value-type="string" calcext:value-type="string">
            <text:p>housing depth</text:p>
          </table:table-cell>
          <table:table-cell table:number-columns-repeated="7"/>
        </table:table-row>
        <table:table-row table:style-name="ro1">
          <table:table-cell office:value-type="float" office:value="0.0173737269146" calcext:value-type="float">
            <text:p>0.0173737269</text:p>
          </table:table-cell>
          <table:table-cell table:number-columns-repeated="2"/>
          <table:table-cell office:value-type="float" office:value="4.95064677405" calcext:value-type="float">
            <text:p>4.9506467741</text:p>
          </table:table-cell>
          <table:table-cell table:number-columns-repeated="8"/>
        </table:table-row>
        <table:table-row table:style-name="ro1">
          <table:table-cell office:value-type="float" office:value="0.0147155752294" calcext:value-type="float">
            <text:p>0.0147155752</text:p>
          </table:table-cell>
          <table:table-cell table:number-columns-repeated="2"/>
          <table:table-cell office:value-type="float" office:value="4.83134377947" calcext:value-type="float">
            <text:p>4.8313437795</text:p>
          </table:table-cell>
          <table:table-cell table:number-columns-repeated="8"/>
        </table:table-row>
        <table:table-row table:style-name="ro1">
          <table:table-cell office:value-type="float" office:value="0.0107407170954" calcext:value-type="float">
            <text:p>0.0107407171</text:p>
          </table:table-cell>
          <table:table-cell table:number-columns-repeated="2"/>
          <table:table-cell office:value-type="float" office:value="4.82947240708" calcext:value-type="float">
            <text:p>4.8294724071</text:p>
          </table:table-cell>
          <table:table-cell table:number-columns-repeated="8"/>
        </table:table-row>
        <table:table-row table:style-name="ro1">
          <table:table-cell office:value-type="float" office:value="0.0099748764893" calcext:value-type="float">
            <text:p>0.0099748765</text:p>
          </table:table-cell>
          <table:table-cell table:number-columns-repeated="2"/>
          <table:table-cell office:value-type="float" office:value="4.97114518302" calcext:value-type="float">
            <text:p>4.971145183</text:p>
          </table:table-cell>
          <table:table-cell table:number-columns-repeated="8"/>
        </table:table-row>
        <table:table-row table:style-name="ro1">
          <table:table-cell office:value-type="float" office:value="0.0098015858481" calcext:value-type="float">
            <text:p>0.0098015858</text:p>
          </table:table-cell>
          <table:table-cell table:number-columns-repeated="2"/>
          <table:table-cell office:value-type="float" office:value="4.83285709385" calcext:value-type="float">
            <text:p>4.8328570939</text:p>
          </table:table-cell>
          <table:table-cell table:number-columns-repeated="6"/>
          <table:table-cell office:value-type="float" office:value="0.00978800193495" calcext:value-type="float">
            <text:p>0.0097880019</text:p>
          </table:table-cell>
          <table:table-cell office:value-type="float" office:value="4.69034810611" calcext:value-type="float">
            <text:p>4.6903481061</text:p>
          </table:table-cell>
        </table:table-row>
        <table:table-row table:style-name="ro1">
          <table:table-cell office:value-type="float" office:value="0.00972197374848" calcext:value-type="float">
            <text:p>0.0097219737</text:p>
          </table:table-cell>
          <table:table-cell table:number-columns-repeated="2"/>
          <table:table-cell office:value-type="float" office:value="4.6354098054" calcext:value-type="float">
            <text:p>4.6354098054</text:p>
          </table:table-cell>
          <table:table-cell table:number-columns-repeated="6"/>
          <table:table-cell office:value-type="float" office:value="0.00969248147626" calcext:value-type="float">
            <text:p>0.0096924815</text:p>
          </table:table-cell>
          <table:table-cell office:value-type="float" office:value="4.686698719" calcext:value-type="float">
            <text:p>4.686698719</text:p>
          </table:table-cell>
        </table:table-row>
        <table:table-row table:style-name="ro1">
          <table:table-cell office:value-type="float" office:value="0.00980717718111" calcext:value-type="float">
            <text:p>0.0098071772</text:p>
          </table:table-cell>
          <table:table-cell table:number-columns-repeated="2"/>
          <table:table-cell office:value-type="float" office:value="4.76356294562" calcext:value-type="float">
            <text:p>4.7635629456</text:p>
          </table:table-cell>
          <table:table-cell table:number-columns-repeated="6"/>
          <table:table-cell office:value-type="float" office:value="0.00970887173565" calcext:value-type="float">
            <text:p>0.0097088717</text:p>
          </table:table-cell>
          <table:table-cell office:value-type="float" office:value="4.73616169245" calcext:value-type="float">
            <text:p>4.7361616925</text:p>
          </table:table-cell>
        </table:table-row>
        <table:table-row table:style-name="ro1">
          <table:table-cell office:value-type="float" office:value="0.00975509066979" calcext:value-type="float">
            <text:p>0.0097550907</text:p>
          </table:table-cell>
          <table:table-cell table:number-columns-repeated="2"/>
          <table:table-cell office:value-type="float" office:value="4.95094660033" calcext:value-type="float">
            <text:p>4.9509466003</text:p>
          </table:table-cell>
          <table:table-cell table:number-columns-repeated="6"/>
          <table:table-cell office:value-type="float" office:value="0.00967192442771" calcext:value-type="float">
            <text:p>0.0096719244</text:p>
          </table:table-cell>
          <table:table-cell office:value-type="float" office:value="4.72795849178" calcext:value-type="float">
            <text:p>4.7279584918</text:p>
          </table:table-cell>
        </table:table-row>
        <table:table-row table:style-name="ro1">
          <table:table-cell table:number-columns-repeated="10"/>
          <table:table-cell office:value-type="float" office:value="0.00972971019506" calcext:value-type="float">
            <text:p>0.0097297102</text:p>
          </table:table-cell>
          <table:table-cell office:value-type="float" office:value="4.7355925883" calcext:value-type="float">
            <text:p>4.7355925883</text:p>
          </table:table-cell>
        </table:table-row>
        <table:table-row table:style-name="ro1">
          <table:table-cell table:number-columns-repeated="10"/>
          <table:table-cell office:value-type="float" office:value="0.00969976264282" calcext:value-type="float">
            <text:p>0.0096997626</text:p>
          </table:table-cell>
          <table:table-cell office:value-type="float" office:value="4.69212588809" calcext:value-type="float">
            <text:p>4.692125888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variation with depth 4-14</text:p>
          </table:table-cell>
          <table:table-cell table:number-columns-repeated="10"/>
        </table:table-row>
        <table:table-row table:style-name="ro1" table:number-rows-repeated="22">
          <table:table-cell table:number-columns-repeated="12"/>
        </table:table-row>
        <table:table-row table:style-name="ro1" table:number-rows-repeated="4">
          <table:table-cell table:style-name="ce1"/>
          <table:table-cell table:number-columns-repeated="11"/>
        </table:table-row>
        <table:table-row table:style-name="ro1"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23:29:37.263683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7:24:06.165158353</meta:creation-date>
    <dc:date>2016-01-27T00:18:52.736623365</dc:date>
    <meta:editing-duration>PT46M47S</meta:editing-duration>
    <meta:editing-cycles>5</meta:editing-cycles>
    <meta:generator>LibreOffice/5.0.2.2$Linux_X86_64 LibreOffice_project/00m0$Build-2</meta:generator>
    <meta:document-statistic meta:table-count="1" meta:cell-count="36" meta:object-count="0"/>
  </office:meta>
</office:document-meta>
</file>